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59.18mm" svg:y="35.04mm">
            <loext:p draw:notify-on-update-of-ranges="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97.3mm" svg:y="26.75mm">
            <loext:p draw:notify-on-update-of-ranges="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97.71mm" svg:x="106.94mm" svg:y="45.77mm">
            <loext:p draw:notify-on-update-of-ranges="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(-[.B10])-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(-[.B10])+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(-[.B10])/2*[.A10]" office:value-type="float" office:value="0.5" calcext:value-type="float">
            <text:p>0,5</text:p>
          </table:table-cell>
          <table:table-cell table:style-name="ce5" table:formula="of:=(-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66mm" svg:height="7.31mm" svg:x="38.89mm" svg:y="26.63mm" draw:control="control1"/>
          <draw:control draw:z-index="2" draw:style-name="gr5" draw:text-style-name="P4" svg:width="51.65mm" svg:height="7.52mm" svg:x="39.16mm" svg:y="35.09mm" draw:control="control2"/>
          <draw:control draw:z-index="3" draw:style-name="gr5" draw:text-style-name="P4" svg:width="51.44mm" svg:height="8.4mm" svg:x="39.16mm" svg:y="43.57mm" draw:control="control3"/>
          <draw:frame draw:z-index="4" draw:style-name="gr2" draw:text-style-name="P3" svg:width="159.99mm" svg:height="89.99mm" svg:x="0.42mm" svg:y="65.65mm">
            <loext:p draw:notify-on-update-of-ranges="Wykres_kwadratowa2.B3:Wykres_kwadratowa2.B3 Wykres_kwadratowa2.C3:Wykres_kwadratowa2.M3 Wykres_kwadratowa2.B4:Wykres_kwadratowa2.B4 Wykres_kwadratowa2.C4:Wykres_kwadratowa2.M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143.31mm" svg:x="41.89mm" svg:y="20.68mm">
            <loext:p draw:notify-on-update-of-ranges="Wykres_tangens.A5:Wykres_tangens.A5 Wykres_tangens.A6:Wykres_tangens.A42 Wykres_tangens.C5:Wykres_tangens.C5 Wykres_tangens.C6:Wykres_tangens.C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1mm" svg:height="142.29mm" svg:x="33.64mm" svg:y="16.09mm">
            <loext:p draw:notify-on-update-of-ranges="Wykres_logarytm.A5:Wykres_logarytm.A34 Wykres_logarytm.B4:Wykres_logarytm.B4 Wykres_logarytm.B5:Wykres_logarytm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.00.0000</text:date>, <text:time style:data-style-name="N2" text:time-value="12:40:45.30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7T13:08:43.974000000</dc:date>
    <meta:editing-cycles>88</meta:editing-cycles>
    <meta:editing-duration>PT3H7S</meta:editing-duration>
    <meta:generator>LibreOffice/5.3.3.2$Windows_x86 LibreOffice_project/3d9a8b4b4e538a85e0782bd6c2d430bafe583448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99cm" svg:y="0.316cm" chart:style-name="ch2">
          <text:p>Wykres funkcji y=ax+b</text:p>
        </chart:title>
        <chart:legend chart:legend-position="end" svg:x="14.465cm" svg:y="4.208cm" style:legend-expansion="high" chart:style-name="ch3"/>
        <chart:plot-area chart:style-name="ch4" table:cell-range-address="Wykres_liniowa1.D8:Wykres_liniowa1.E28 Wykres_liniowa1.E7:Wykres_liniowa1.E7" chart:data-source-has-labels="row" svg:x="0.32cm" svg:y="1.259cm" svg:width="13.825cm" svg:height="7.561cm">
          <chartooo:coordinate-region svg:x="0.574cm" svg:y="1.451cm" svg:width="13.379cm" svg:height="7.1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6cm" svg:y="4.208cm" style:legend-expansion="high" chart:style-name="ch2"/>
        <chart:plot-area chart:style-name="ch3" table:cell-range-address="Wykres_liniowa2.A4:Wykres_liniowa2.B24 Wykres_liniowa2.B3:Wykres_liniowa2.B3" chart:data-source-has-labels="row" svg:x="0.32cm" svg:y="0.18cm" svg:width="13.466cm" svg:height="8.64cm">
          <chartooo:coordinate-region svg:x="0.627cm" svg:y="0.373cm" svg:width="12.914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772cm" xlink:href=".." xlink:type="simple" chart:class="chart:scatter" chart:style-name="ch1">
        <chart:title svg:x="4.615cm" svg:y="0.331cm" chart:style-name="ch2">
          <text:p>Wykres funkcji y = ax^2 + bx + c</text:p>
        </chart:title>
        <chart:legend chart:legend-position="end" svg:x="14.465cm" svg:y="4.594cm" style:legend-expansion="high" chart:style-name="ch3"/>
        <chart:plot-area chart:style-name="ch4" table:cell-range-address="Wykres_kwadratowa1.D10:Wykres_kwadratowa1.E30 Wykres_kwadratowa1.E9:Wykres_kwadratowa1.E9" chart:data-source-has-labels="row" svg:x="0.32cm" svg:y="1.289cm" svg:width="13.825cm" svg:height="8.288cm">
          <chartooo:coordinate-region svg:x="0.574cm" svg:y="1.481cm" svg:width="13.379cm" svg:height="7.4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14.23cm" xlink:href=".." xlink:type="simple" chart:class="chart:scatter" chart:style-name="ch1">
        <chart:title svg:x="5.415cm" svg:y="0.42cm" chart:style-name="ch2">
          <text:p>Wykres funkcji log(2) z x</text:p>
        </chart:title>
        <chart:legend chart:legend-position="end" svg:x="13.801cm" svg:y="6.823cm" style:legend-expansion="high" chart:style-name="ch3"/>
        <chart:plot-area chart:style-name="ch4" table:cell-range-address="Wykres_logarytm.A5:Wykres_logarytm.B34 Wykres_logarytm.B4:Wykres_logarytm.B4" chart:data-source-has-labels="row" svg:x="0.319cm" svg:y="1.467cm" svg:width="13.163cm" svg:height="12.479cm">
          <chartooo:coordinate-region svg:x="1.374cm" svg:y="1.659cm" svg:width="11.863cm" svg:height="12.0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5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208cm" style:legend-expansion="high" chart:style-name="ch2"/>
        <chart:plot-area chart:style-name="ch3" table:cell-range-address="Wykres_kwadratowa2.B3:Wykres_kwadratowa2.M4" chart:data-source-has-labels="column" svg:x="0.32cm" svg:y="0.18cm" svg:width="13.825cm" svg:height="8.64cm">
          <chartooo:coordinate-region svg:x="0.479cm" svg:y="0.372cm" svg:width="13.568cm" svg:height="7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4.332cm" xlink:href=".." xlink:type="simple" chart:class="chart:line" chart:style-name="ch1">
        <chart:legend chart:legend-position="end" svg:x="14.063cm" svg:y="6.874cm" style:legend-expansion="high" chart:style-name="ch2"/>
        <chart:plot-area chart:style-name="ch3" table:cell-range-address="Wykres_tangens.A5:Wykres_tangens.A42 Wykres_tangens.C5:Wykres_tangens.C42" chart:data-source-has-labels="both" svg:x="0.32cm" svg:y="0.286cm" svg:width="13.423cm" svg:height="13.76cm">
          <chartooo:coordinate-region svg:x="1.375cm" svg:y="0.478cm" svg:width="12.232cm" svg:height="13.377cm"/>
          <chart:axis chart:dimension="x" chart:name="primary-x" chart:style-name="ch4" chartooo:axis-type="auto">
            <chartooo:date-scale/>
            <chart:categories table:cell-range-address="Wykres_tangens.A6:Wykres_tangens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